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horizontal-align="justify" draw:textarea-vertical-align="middle" draw:auto-grow-height="false" fo:min-height="0.103cm" fo:min-width="0.7cm"/>
    </style:style>
    <style:style style:name="gr2" style:family="graphic" style:parent-style-name="standard">
      <style:graphic-properties draw:textarea-horizontal-align="justify" draw:textarea-vertical-align="middle" draw:auto-grow-height="false" fo:min-height="0.1cm" fo:min-width="0.7cm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.85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3465a4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9cm" fo:min-width="0.31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38cm" fo:min-width="0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.4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56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9cm" fo:min-width="0.15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svg:stroke-color="#666666" draw:textarea-horizontal-align="justify" draw:textarea-vertical-align="middle" draw:auto-grow-height="false" fo:min-height="0.65cm" fo:min-width="0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6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1.2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8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.3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0.8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0.8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0.8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0.82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035cm" svg:stroke-color="#111111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3cm" fo:min-width="0.421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526cm"/>
      <style:paragraph-properties style:writing-mode="lr-tb"/>
    </style:style>
    <style:style style:name="gr2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color="#072341" draw:marker-end="Arrow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23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49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043cm"/>
      <style:paragraph-properties style:writing-mode="lr-tb"/>
    </style:style>
    <style:style style:name="gr34" style:family="graphic" style:parent-style-name="objectwithoutfill">
      <style:graphic-properties svg:stroke-color="#3465a4" draw:fill="none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color="#666666" fo:font-size="10.5pt" fo:language="en" fo:country="GB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color="#666666" fo:font-size="11pt"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fo:font-size="10.5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color="#666666" fo:font-size="11pt" style:font-size-asian="12pt" style:font-size-complex="12pt"/>
    </style:style>
    <style:style style:name="P12" style:family="paragraph">
      <style:paragraph-properties fo:text-align="center" style:writing-mode="lr-tb"/>
      <style:text-properties fo:font-size="9pt" fo:language="en" fo:country="GB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9pt" fo:language="en" fo:country="GB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style:use-window-font-color="true" style:text-position="0% 100%" fo:font-size="10.5pt" style:font-size-asian="10.5pt" style:font-size-complex="10.5pt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color="#666666" fo:font-size="10.5pt" fo:language="en" fo:country="GB" style:font-size-asian="12pt" style:font-size-complex="12pt"/>
    </style:style>
    <style:style style:name="T3" style:family="text">
      <style:text-properties fo:color="#666666" style:text-position="-33% 58%" fo:font-size="10.5pt" fo:language="en" fo:country="GB" style:font-size-asian="12pt" style:font-size-complex="12pt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fo:font-size="11pt" fo:language="en" fo:country="GB"/>
    </style:style>
    <style:style style:name="T8" style:family="text">
      <style:text-properties fo:color="#666666" fo:font-size="10.5pt" style:font-size-asian="12pt" style:font-size-complex="12pt"/>
    </style:style>
    <style:style style:name="T9" style:family="text">
      <style:text-properties fo:color="#666666" style:text-position="-33% 58%" fo:font-size="10.5pt" style:font-size-asian="12pt" style:font-size-complex="12pt"/>
    </style:style>
    <style:style style:name="T10" style:family="text">
      <style:text-properties fo:font-size="9pt" fo:language="en" fo:country="GB" style:font-size-asian="9pt" style:font-size-complex="9pt"/>
    </style:style>
    <style:style style:name="T11" style:family="text">
      <style:text-properties fo:font-size="9pt" fo:language="en" fo:country="GB" style:font-size-asian="12pt" style:font-size-complex="12pt"/>
    </style:style>
    <style:style style:name="T12" style:family="text">
      <style:text-properties style:text-position="-33% 58%" fo:font-size="9pt" fo:language="en" fo:country="GB" style:font-size-asian="12pt" style:font-size-complex="12pt"/>
    </style:style>
    <style:style style:name="T13" style:family="text">
      <style:text-properties style:use-window-font-color="true" style:text-position="0% 100%" fo:font-size="10.5pt" style:font-size-asian="10.5pt" style:font-size-complex="10.5pt"/>
    </style:style>
    <style:style style:name="T14" style:family="text">
      <style:text-properties style:use-window-font-color="true" style:text-position="-33%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0.353cm" svg:x="2.536cm" svg:y="1.3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2cm" svg:height="0.35cm" draw:transform="rotate (0.000174532925199433) translate (6.425cm 1.37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2cm" svg:height="0.35cm" svg:x="2.536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356cm" svg:height="0.449cm" svg:x="6.416cm" svg:y="4.4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2cm" svg:height="0.35cm" draw:transform="rotate (1.5707963267949) translate (4.871cm 3.616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536cm" svg:y1="1.555cm" svg:x2="1.18cm" svg:y2="2.449cm" draw:start-shape="id1" draw:start-glue-point="3" draw:end-shape="id2" draw:end-glue-point="4" svg:d="M2536 1555h-1356v894" svg:viewBox="0 0 1357 895">
          <text:p/>
        </draw:connector>
        <draw:connector draw:style-name="gr4" draw:text-style-name="P1" draw:layer="layout" svg:x1="1.18cm" svg:y1="3.536cm" svg:x2="2.536cm" svg:y2="4.675cm" draw:start-shape="id2" draw:start-glue-point="8" draw:end-shape="id3" draw:end-glue-point="3" svg:d="M1180 3536v1139h1356" svg:viewBox="0 0 1357 1140">
          <text:p/>
        </draw:connector>
        <draw:connector draw:style-name="gr5" draw:text-style-name="P1" draw:layer="layout" draw:line-skew="0.364cm" svg:x1="8.955cm" svg:y1="7.111cm" svg:x2="5.034cm" svg:y2="7.168cm" draw:start-shape="id4" draw:start-glue-point="2" draw:end-shape="id5" draw:end-glue-point="6" svg:d="M8955 7111v922h-3921v-865" svg:viewBox="0 0 3922 923">
          <text:p/>
        </draw:connector>
        <draw:connector draw:style-name="gr4" draw:text-style-name="P1" draw:layer="layout" svg:x1="3.736cm" svg:y1="4.675cm" svg:x2="6.416cm" svg:y2="4.688cm" draw:start-shape="id3" draw:start-glue-point="1" draw:end-shape="id6" draw:end-glue-point="3" svg:d="M3736 4675h1340v13h1340" svg:viewBox="0 0 2681 14">
          <text:p/>
        </draw:connector>
        <draw:connector draw:style-name="gr6" draw:text-style-name="P2" draw:layer="layout" svg:x1="5.046cm" svg:y1="3.616cm" svg:x2="6.416cm" svg:y2="4.688cm" draw:start-shape="id7" draw:start-glue-point="3" draw:end-shape="id6" draw:end-glue-point="3" svg:d="M5046 3616v1072h1370" svg:viewBox="0 0 1371 1073">
          <text:p text:style-name="P8"/>
        </draw:connector>
        <draw:connector draw:style-name="gr4" draw:text-style-name="P1" draw:layer="layout" svg:x1="6.425cm" svg:y1="1.547cm" svg:x2="5.046cm" svg:y2="2.416cm" draw:start-shape="id8" draw:start-glue-point="3" draw:end-shape="id7" draw:end-glue-point="1" svg:d="M6425 1547h-1379v869" svg:viewBox="0 0 1380 870">
          <text:p/>
        </draw:connector>
        <draw:custom-shape draw:style-name="gr7" draw:text-style-name="P3" xml:id="id2" draw:id="id2" draw:layer="layout" svg:width="1.145cm" svg:height="1.087cm" svg:x="0.607cm" svg:y="2.449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058cm" svg:height="0.971cm" draw:transform="skewX (0.0164060949687467) rotate (3.12588469032184) translate (9.484cm 7.11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0.991cm" svg:height="0.905cm" svg:x="0.155cm" svg:y="3.353cm">
          <draw:text-box>
            <text:p><text:span text:style-name="T2">V</text:span><text:span text:style-name="T3">a</text:span></text:p>
          </draw:text-box>
        </draw:frame>
        <draw:frame draw:style-name="gr10" draw:text-style-name="P4" draw:layer="layout" svg:width="2.061cm" svg:height="0.751cm" svg:x="8.939cm" svg:y="3.519cm">
          <draw:text-box>
            <text:p><text:span text:style-name="T2">I</text:span><text:span text:style-name="T3">b</text:span><text:span text:style-name="T2"> </text:span><text:span text:style-name="T2">= </text:span><text:span text:style-name="T2">K</text:span><text:span text:style-name="T3">b</text:span><text:span text:style-name="T2"> </text:span><text:span text:style-name="T2">V</text:span><text:span text:style-name="T3">b</text:span></text:p>
          </draw:text-box>
        </draw:frame>
        <draw:g xml:id="id9" draw:id="id9">
          <draw:custom-shape draw:style-name="gr11" draw:text-style-name="P1" draw:layer="layout" svg:width="1.3cm" svg:height="1.797cm" svg:x="8.303cm" svg:y="2.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5" draw:layer="layout" svg:x1="8.953cm" svg:y1="2.611cm" svg:x2="8.953cm" svg:y2="3.496cm">
            <text:p/>
          </draw:line>
        </draw:g>
        <draw:custom-shape draw:style-name="gr13" draw:text-style-name="P6" xml:id="id5" draw:id="id5" draw:layer="layout" svg:width="1.3cm" svg:height="1.8cm" svg:x="4.384cm" svg:y="5.368cm">
          <text:p text:style-name="P6"><text:span text:style-name="T4">+</text:span></text:p>
          <text:p text:style-name="P6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2.139cm" svg:height="0.776cm" svg:x="5.217cm" svg:y="6.629cm">
          <draw:text-box>
            <text:p><text:span text:style-name="T5">V</text:span><text:span text:style-name="T6">c</text:span><text:span text:style-name="T5"> </text:span><text:span text:style-name="T5">= </text:span><text:span text:style-name="T5">K</text:span><text:span text:style-name="T6">c</text:span><text:span text:style-name="T5"> </text:span><text:span text:style-name="T5">I</text:span><text:span text:style-name="T6">c</text:span><text:span text:style-name="T7"> </text:span></text:p>
          </draw:text-box>
        </draw:frame>
        <draw:connector draw:style-name="gr4" draw:text-style-name="P8" draw:layer="layout" svg:x1="3.736cm" svg:y1="4.675cm" svg:x2="5.034cm" svg:y2="5.368cm" draw:start-shape="id3" draw:start-glue-point="1" draw:end-shape="id5" draw:end-glue-point="4" svg:d="M3736 4675h1298v693" svg:viewBox="0 0 1299 694">
          <text:p/>
        </draw:connector>
        <draw:connector draw:style-name="gr4" draw:text-style-name="P8" draw:layer="layout" svg:x1="3.736cm" svg:y1="1.555cm" svg:x2="5.046cm" svg:y2="2.416cm" draw:start-shape="id1" draw:start-glue-point="1" draw:end-shape="id7" draw:end-glue-point="1" svg:d="M3736 1555h1310v861" svg:viewBox="0 0 1311 862">
          <text:p/>
        </draw:connector>
        <draw:connector draw:style-name="gr4" draw:text-style-name="P8" draw:layer="layout" svg:x1="7.625cm" svg:y1="1.547cm" svg:x2="8.953cm" svg:y2="2.09cm" draw:start-shape="id8" draw:start-glue-point="1" draw:end-shape="id9" draw:end-glue-point="0" svg:d="M7625 1547h1328v543" svg:viewBox="0 0 1329 544">
          <text:p/>
        </draw:connector>
        <draw:custom-shape draw:style-name="gr2" draw:text-style-name="P1" xml:id="id10" draw:id="id10" draw:layer="layout" svg:width="1.2cm" svg:height="0.35cm" svg:x="2.982cm" svg:y="7.8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2cm" svg:height="0.35cm" draw:transform="rotate (1.5707963267949) translate (1.013cm 6.483cm)">
          <text:p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4.182cm" svg:y1="8.038cm" svg:x2="5.034cm" svg:y2="7.168cm" draw:start-shape="id10" draw:start-glue-point="1" draw:end-shape="id5" draw:end-glue-point="6" svg:d="M4182 8038h852v-870" svg:viewBox="0 0 853 871">
          <text:p/>
        </draw:connector>
        <draw:connector draw:style-name="gr4" draw:text-style-name="P8" draw:layer="layout" svg:x1="1.188cm" svg:y1="5.283cm" svg:x2="2.536cm" svg:y2="4.675cm" draw:start-shape="id11" draw:start-glue-point="1" draw:end-shape="id3" draw:end-glue-point="3" svg:d="M1188 5283v-608h1348" svg:viewBox="0 0 1349 609">
          <text:p/>
        </draw:connector>
        <draw:connector draw:style-name="gr4" draw:text-style-name="P8" draw:layer="layout" svg:x1="1.188cm" svg:y1="6.483cm" svg:x2="2.982cm" svg:y2="8.038cm" draw:start-shape="id11" draw:start-glue-point="3" draw:end-shape="id10" draw:end-glue-point="3" svg:d="M1188 6483v1555h1794" svg:viewBox="0 0 1795 1556">
          <text:p/>
        </draw:connector>
        <draw:frame draw:style-name="gr15" draw:text-style-name="P4" draw:layer="layout" svg:width="1.749cm" svg:height="1.18cm" svg:x="9.251cm" svg:y="6.371cm">
          <draw:text-box>
            <text:p><text:span text:style-name="T2">I</text:span><text:span text:style-name="T3">d</text:span></text:p>
          </draw:text-box>
        </draw:frame>
        <draw:frame draw:style-name="gr16" draw:text-style-name="P9" draw:layer="layout" svg:width="1.322cm" svg:height="0.751cm" svg:x="2.574cm" svg:y="0.69cm">
          <draw:text-box>
            <text:p><text:span text:style-name="T8">R</text:span><text:span text:style-name="T9">1</text:span></text:p>
          </draw:text-box>
        </draw:frame>
        <draw:frame draw:style-name="gr17" draw:text-style-name="P9" draw:layer="layout" svg:width="0.888cm" svg:height="1.096cm" svg:x="3.117cm" svg:y="8.156cm">
          <draw:text-box>
            <text:p><text:span text:style-name="T8">R</text:span><text:span text:style-name="T9">7</text:span></text:p>
          </draw:text-box>
        </draw:frame>
        <draw:frame draw:style-name="gr18" draw:text-style-name="P9" draw:layer="layout" svg:width="1.323cm" svg:height="0.803cm" svg:x="6.703cm" svg:y="4.828cm">
          <draw:text-box>
            <text:p><text:span text:style-name="T8">R</text:span><text:span text:style-name="T9">5</text:span></text:p>
          </draw:text-box>
        </draw:frame>
        <draw:frame draw:style-name="gr19" draw:text-style-name="P9" draw:layer="layout" svg:width="1.412cm" svg:height="0.872cm" svg:x="2.732cm" svg:y="4.795cm">
          <draw:text-box>
            <text:p><text:span text:style-name="T8">R</text:span><text:span text:style-name="T9">4</text:span></text:p>
          </draw:text-box>
        </draw:frame>
        <draw:frame draw:style-name="gr20" draw:text-style-name="P9" draw:layer="layout" svg:width="1.321cm" svg:height="1.18cm" svg:x="5.107cm" svg:y="2.649cm">
          <draw:text-box>
            <text:p><text:span text:style-name="T8">R</text:span><text:span text:style-name="T9">3</text:span></text:p>
          </draw:text-box>
        </draw:frame>
        <draw:frame draw:style-name="gr21" draw:text-style-name="P9" draw:layer="layout" svg:width="1.322cm" svg:height="1.181cm" svg:x="6.525cm" svg:y="0.725cm">
          <draw:text-box>
            <text:p><text:span text:style-name="T8">R</text:span><text:span text:style-name="T9">2</text:span></text:p>
          </draw:text-box>
        </draw:frame>
        <draw:frame draw:style-name="gr22" draw:text-style-name="P9" draw:layer="layout" svg:width="1.321cm" svg:height="1.179cm" svg:x="0.202cm" svg:y="5.5cm">
          <draw:text-box>
            <text:p><text:span text:style-name="T8">R</text:span><text:span text:style-name="T9">6</text:span></text:p>
          </draw:text-box>
        </draw:frame>
        <draw:custom-shape draw:style-name="gr23" draw:text-style-name="P8" draw:layer="layout" svg:width="0.189cm" svg:height="0.209cm" svg:x="4.943cm" svg:y="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xml:id="id12" draw:id="id12" draw:layer="layout" svg:width="0.189cm" svg:height="0.211cm" svg:x="8.862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9cm" svg:height="0.21cm" svg:x="4.934cm" svg:y="7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4" draw:text-style-name="P10" draw:layer="layout" svg:x1="5.836cm" svg:y1="1.25cm" svg:x2="4.187cm" svg:y2="1.243cm">
            <text:p/>
          </draw:line>
          <draw:line draw:style-name="gr24" draw:text-style-name="P10" draw:layer="layout" svg:x1="5.837cm" svg:y1="1.254cm" svg:x2="4.188cm" svg:y2="1.247cm">
            <text:p/>
          </draw:line>
          <draw:line draw:style-name="gr24" draw:text-style-name="P10" draw:layer="layout" svg:x1="4.637cm" svg:y1="1.094cm" svg:x2="5.456cm" svg:y2="1.094cm">
            <text:p/>
          </draw:line>
          <draw:line draw:style-name="gr24" draw:text-style-name="P10" draw:layer="layout" svg:x1="4.859cm" svg:y1="0.96cm" svg:x2="5.253cm" svg:y2="0.96cm">
            <text:p/>
          </draw:line>
          <draw:line draw:style-name="gr24" draw:text-style-name="P10" draw:layer="layout" svg:x1="5.033cm" svg:y1="1.26cm" svg:x2="5.04cm" svg:y2="1.605cm">
            <text:p/>
          </draw:line>
        </draw:g>
        <draw:custom-shape draw:style-name="gr23" draw:text-style-name="P8" draw:layer="layout" svg:width="0.19cm" svg:height="0.209cm" svg:x="4.94cm" svg:y="1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89cm" svg:height="0.211cm" svg:x="1.087cm" svg:y="4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9" draw:layer="layout" svg:width="0.921cm" svg:height="2.033cm" svg:x="4.21cm" svg:y="2.182cm">
          <draw:text-box>
            <text:p><text:span text:style-name="T8">+</text:span></text:p>
            <text:p><text:span text:style-name="T8">V</text:span><text:span text:style-name="T9">b</text:span></text:p>
            <text:p><text:span text:style-name="T8">-</text:span></text:p>
          </draw:text-box>
        </draw:frame>
        <draw:line draw:style-name="gr26" draw:text-style-name="P10" draw:layer="layout" svg:x1="1.593cm" svg:y1="5.262cm" svg:x2="1.593cm" svg:y2="6.789cm">
          <text:p/>
        </draw:line>
        <draw:frame draw:style-name="gr27" draw:text-style-name="P11" draw:layer="layout" svg:width="0.793cm" svg:height="0.776cm" svg:x="1.547cm" svg:y="5.422cm">
          <draw:text-box>
            <text:p><text:span text:style-name="T5">I</text:span><text:span text:style-name="T6">c</text:span></text:p>
          </draw:text-box>
        </draw:frame>
        <draw:line draw:style-name="gr28" draw:text-style-name="P10" draw:layer="layout" svg:x1="8.965cm" svg:y1="7.009cm" svg:x2="8.965cm" svg:y2="6.214cm">
          <text:p/>
        </draw:line>
        <draw:line draw:style-name="gr29" draw:text-style-name="P10" draw:layer="layout" svg:x1="2.01cm" svg:y1="2.378cm" svg:x2="2.01cm" svg:y2="3.988cm">
          <text:p/>
        </draw:line>
        <draw:line draw:style-name="gr29" draw:text-style-name="P10" draw:layer="layout" svg:x1="5.886cm" svg:y1="2.363cm" svg:x2="5.886cm" svg:y2="3.973cm">
          <text:p/>
        </draw:line>
        <draw:line draw:style-name="gr29" draw:text-style-name="P10" draw:layer="layout" svg:x1="4.145cm" svg:y1="5.538cm" svg:x2="4.145cm" svg:y2="7.148cm">
          <text:p/>
        </draw:line>
        <draw:line draw:style-name="gr29" draw:text-style-name="P10" draw:layer="layout" svg:x1="2.479cm" svg:y1="4.16cm" svg:x2="4.089cm" svg:y2="4.16cm">
          <text:p/>
        </draw:line>
        <draw:line draw:style-name="gr29" draw:text-style-name="P10" draw:layer="layout" svg:x1="6.272cm" svg:y1="4.16cm" svg:x2="7.882cm" svg:y2="4.16cm">
          <text:p/>
        </draw:line>
        <draw:line draw:style-name="gr29" draw:text-style-name="P10" draw:layer="layout" svg:x1="7.816cm" svg:y1="2.044cm" svg:x2="6.206cm" svg:y2="2.044cm">
          <text:p/>
        </draw:line>
        <draw:line draw:style-name="gr29" draw:text-style-name="P10" draw:layer="layout" svg:x1="3.958cm" svg:y1="2.044cm" svg:x2="2.348cm" svg:y2="2.044cm">
          <text:p/>
        </draw:line>
        <draw:line draw:style-name="gr29" draw:text-style-name="P10" draw:layer="layout" svg:x1="4.149cm" svg:y1="7.52cm" svg:x2="2.788cm" svg:y2="7.52cm">
          <text:p/>
        </draw:line>
        <draw:custom-shape draw:style-name="gr23" draw:text-style-name="P8" draw:layer="layout" svg:width="0.189cm" svg:height="0.211cm" svg:x="2.339cm" svg:y="7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189cm" svg:height="0.211cm" svg:x="1.116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0.689cm" svg:height="0.687cm" draw:transform="rotate (1.5707963267949) translate (1.461cm 8.374cm)">
          <text:p text:style-name="P12"><text:span text:style-name="T10">+</text:span></text:p>
          <text:p text:style-name="P12"><text:span text:style-name="T10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0" draw:layer="layout" svg:x1="1.358cm" svg:y1="7.482cm" svg:x2="2.295cm" svg:y2="7.488cm">
          <text:p/>
        </draw:line>
        <draw:frame draw:style-name="gr31" draw:text-style-name="P13" draw:layer="layout" svg:width="0.991cm" svg:height="0.699cm" svg:x="1.435cm" svg:y="8.33cm">
          <draw:text-box>
            <text:p><text:span text:style-name="T11">V</text:span><text:span text:style-name="T12">X</text:span></text:p>
          </draw:text-box>
        </draw:frame>
        <draw:frame draw:style-name="gr32" draw:text-style-name="P14" draw:layer="layout" svg:width="0.888cm" svg:height="0.751cm" svg:x="0.494cm" svg:y="0.898cm">
          <draw:text-box>
            <text:p><text:span text:style-name="T13">N</text:span><text:span text:style-name="T14">1</text:span></text:p>
          </draw:text-box>
        </draw:frame>
        <draw:frame draw:style-name="gr32" draw:text-style-name="P14" draw:layer="layout" svg:width="0.888cm" svg:height="0.751cm" svg:x="0.366cm" svg:y="4.297cm">
          <draw:text-box>
            <text:p><text:span text:style-name="T13">N</text:span><text:span text:style-name="T14">4</text:span></text:p>
          </draw:text-box>
        </draw:frame>
        <draw:frame draw:style-name="gr32" draw:text-style-name="P14" draw:layer="layout" svg:width="0.888cm" svg:height="0.751cm" svg:x="2.081cm" svg:y="8.007cm">
          <draw:text-box>
            <text:p><text:span text:style-name="T13">N</text:span><text:span text:style-name="T14">8</text:span></text:p>
          </draw:text-box>
        </draw:frame>
        <draw:frame draw:style-name="gr33" draw:text-style-name="P14" draw:layer="layout" svg:width="0.888cm" svg:height="0.751cm" svg:x="4.892cm" svg:y="4.039cm">
          <draw:text-box>
            <text:p><text:span text:style-name="T13">N</text:span><text:span text:style-name="T14">3</text:span></text:p>
          </draw:text-box>
        </draw:frame>
        <draw:frame draw:style-name="gr32" draw:text-style-name="P14" draw:layer="layout" svg:width="0.888cm" svg:height="0.751cm" svg:x="4.63cm" svg:y="8.073cm">
          <draw:text-box>
            <text:p><text:span text:style-name="T13">N</text:span><text:span text:style-name="T14">7</text:span></text:p>
          </draw:text-box>
        </draw:frame>
        <draw:frame draw:style-name="gr32" draw:text-style-name="P14" draw:layer="layout" svg:width="0.888cm" svg:height="0.751cm" svg:x="8.893cm" svg:y="4.381cm">
          <draw:text-box>
            <text:p><text:span text:style-name="T13">N</text:span><text:span text:style-name="T14">5</text:span></text:p>
          </draw:text-box>
        </draw:frame>
        <draw:frame draw:style-name="gr32" draw:text-style-name="P14" draw:layer="layout" svg:width="0.888cm" svg:height="0.751cm" svg:x="8.797cm" svg:y="0.973cm">
          <draw:text-box>
            <text:p><text:span text:style-name="T13">N</text:span><text:span text:style-name="T14">2</text:span></text:p>
          </draw:text-box>
        </draw:frame>
        <draw:frame draw:style-name="gr32" draw:text-style-name="P14" draw:layer="layout" svg:width="0.888cm" svg:height="0.751cm" svg:x="0.48cm" svg:y="7.868cm">
          <draw:text-box>
            <text:p><text:span text:style-name="T13">N</text:span><text:span text:style-name="T14">6</text:span></text:p>
          </draw:text-box>
        </draw:frame>
        <draw:connector draw:style-name="gr34" draw:text-style-name="P10" draw:layer="layout" draw:type="line" svg:x1="7.772cm" svg:y1="4.688cm" svg:x2="8.862cm" svg:y2="4.707cm" draw:start-shape="id6" draw:end-shape="id12" draw:end-glue-point="6" svg:d="M7772 4688l1090 19" svg:viewBox="0 0 1091 20">
          <text:p/>
        </draw:connector>
        <draw:connector draw:style-name="gr34" draw:text-style-name="P10" draw:layer="layout" draw:type="line" svg:x1="8.953cm" svg:y1="3.887cm" svg:x2="8.957cm" svg:y2="4.601cm" draw:start-shape="id9" draw:start-glue-point="2" draw:end-shape="id12" draw:end-glue-point="4" svg:d="M8953 3887l4 714" svg:viewBox="0 0 5 715">
          <text:p/>
        </draw:connector>
        <draw:connector draw:style-name="gr34" draw:text-style-name="P10" draw:layer="layout" draw:type="line" svg:x1="8.957cm" svg:y1="4.812cm" svg:x2="8.955cm" svg:y2="6.123cm" draw:start-shape="id12" draw:start-glue-point="8" draw:end-shape="id4" draw:end-glue-point="0" svg:d="M8957 4812l-2 1311" svg:viewBox="0 0 3 131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2:29:09.028995317</dc:date>
    <meta:editing-duration>PT31M57S</meta:editing-duration>
    <meta:editing-cycles>7</meta:editing-cycles>
    <meta:generator>LibreOffice/6.4.6.2$Linux_X86_64 LibreOffice_project/40$Build-2</meta:generator>
    <meta:document-statistic meta:object-count="76"/>
  </office:meta>
</office:document-meta>
</file>